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icholas Jordan</text:p>
      <text:p text:style-name="Standard">CS 311</text:p>
      <text:p text:style-name="Standard">Assignment 1</text:p>
      <text:p text:style-name="Standard"/>
      <text:p text:style-name="Standard">Questions 2-5</text:p>
      <text:p text:style-name="Standard"/>
      <text:list xml:id="list6540217591" text:style-name="L1">
        <text:list-item>
          <text:p text:style-name="P1">Revision Control Systems are tools to manage changes to programs especially for multiple developers. 3 examples are: Git, SVN, and Microsoft TFS.</text:p>
          <text:p text:style-name="P1"/>
        </text:list-item>
        <text:list-item>
          <text:p text:style-name="P1">Piping is used to pass an output of a program to/from another program. Redirecting is used to pass an output to file.</text:p>
          <text:p text:style-name="P1"/>
        </text:list-item>
        <text:list-item>
          <text:p text:style-name="P1">Find command that will run the file command on every regular file:</text:p>
        </text:list-item>
      </text:list>
      <text:p text:style-name="Standard"><text:tab/></text:p>
      <text:p text:style-name="Standard"><text:tab/>find . -type f -exec file '{}' \;</text:p>
      <text:p text:style-name="Standard"/>
      <text:list xml:id="list60583190" text:continue-numbering="true" text:style-name="L1">
        <text:list-item>
          <text:p text:style-name="P1">The Unix command make is used to compile source code, and identifies which pieces of that code have changed and need to be compiled. It is useful for reducing the complexity of compiling multiple fi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30T11:59:20</meta:creation-date>
    <dc:date>2013-06-30T21:44:08</dc:date>
    <meta:editing-duration>PT1H18M10S</meta:editing-duration>
    <meta:editing-cycles>8</meta:editing-cycles>
    <meta:generator>LibreOffice/3.5$Linux_X86_64 LibreOffice_project/350m1$Build-2</meta:generator>
    <meta:document-statistic meta:table-count="0" meta:image-count="0" meta:object-count="0" meta:page-count="1" meta:paragraph-count="10" meta:word-count="111" meta:character-count="619" meta:non-whitespace-character-count="519"/>
  </office:meta>
</office:document-meta>
</file>